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22ad12" officeooo:paragraph-rsid="0022ad12"/>
    </style:style>
    <style:style style:name="P2" style:family="paragraph" style:parent-style-name="Heading_20_2">
      <style:text-properties officeooo:rsid="00236475" officeooo:paragraph-rsid="00236475"/>
    </style:style>
    <style:style style:name="P3" style:family="paragraph" style:parent-style-name="Heading_20_2">
      <style:text-properties officeooo:paragraph-rsid="00236475"/>
    </style:style>
    <style:style style:name="P4" style:family="paragraph" style:parent-style-name="Heading_20_2">
      <style:text-properties officeooo:rsid="0025e7b3" officeooo:paragraph-rsid="0025e7b3"/>
    </style:style>
    <style:style style:name="P5" style:family="paragraph" style:parent-style-name="Standard">
      <style:text-properties fo:language="pl" fo:country="PL" officeooo:rsid="001f63b4" officeooo:paragraph-rsid="001f63b4"/>
    </style:style>
    <style:style style:name="P6" style:family="paragraph" style:parent-style-name="Standard">
      <style:paragraph-properties fo:text-align="end" style:justify-single-word="false"/>
      <style:text-properties fo:language="pl" fo:country="PL" officeooo:rsid="001f63b4" officeooo:paragraph-rsid="001f63b4"/>
    </style:style>
    <style:style style:name="P7" style:family="paragraph" style:parent-style-name="Text_20_body">
      <style:text-properties officeooo:rsid="001f63b4" officeooo:paragraph-rsid="001f63b4"/>
    </style:style>
    <style:style style:name="P8" style:family="paragraph" style:parent-style-name="Text_20_body" style:list-style-name="L2">
      <style:text-properties officeooo:rsid="001f63b4" officeooo:paragraph-rsid="001f63b4"/>
    </style:style>
    <style:style style:name="P9" style:family="paragraph" style:parent-style-name="Text_20_body">
      <style:text-properties fo:font-size="13pt" officeooo:rsid="001f63b4" officeooo:paragraph-rsid="001f63b4" style:font-size-asian="11.3500003814697pt" style:font-size-complex="13pt"/>
    </style:style>
    <style:style style:name="P10" style:family="paragraph" style:parent-style-name="Text_20_body" style:list-style-name="L2">
      <style:text-properties officeooo:rsid="001f6520" officeooo:paragraph-rsid="001f6520"/>
    </style:style>
    <style:style style:name="P11" style:family="paragraph" style:parent-style-name="Text_20_body">
      <style:text-properties officeooo:rsid="001f6520" officeooo:paragraph-rsid="001f6520"/>
    </style:style>
    <style:style style:name="P12" style:family="paragraph" style:parent-style-name="Text_20_body" style:list-style-name="L2">
      <style:text-properties officeooo:rsid="002065d5" officeooo:paragraph-rsid="002065d5"/>
    </style:style>
    <style:style style:name="P13" style:family="paragraph" style:parent-style-name="Text_20_body">
      <style:text-properties officeooo:rsid="0021f8bf" officeooo:paragraph-rsid="0021f8bf"/>
    </style:style>
    <style:style style:name="P14" style:family="paragraph" style:parent-style-name="Text_20_body" style:list-style-name="L3">
      <style:text-properties officeooo:rsid="0021f8bf" officeooo:paragraph-rsid="0021f8bf"/>
    </style:style>
    <style:style style:name="P15" style:family="paragraph" style:parent-style-name="Text_20_body">
      <style:text-properties officeooo:rsid="00236475" officeooo:paragraph-rsid="00236475"/>
    </style:style>
    <style:style style:name="P16" style:family="paragraph" style:parent-style-name="Text_20_body" style:list-style-name="L4">
      <style:text-properties officeooo:rsid="00236475" officeooo:paragraph-rsid="00236475"/>
    </style:style>
    <style:style style:name="P17" style:family="paragraph" style:parent-style-name="Text_20_body" style:list-style-name="L5">
      <style:text-properties officeooo:rsid="00236475" officeooo:paragraph-rsid="00236475"/>
    </style:style>
    <style:style style:name="P18" style:family="paragraph" style:parent-style-name="Text_20_body">
      <style:text-properties officeooo:paragraph-rsid="00236475"/>
    </style:style>
    <style:style style:name="P19" style:family="paragraph" style:parent-style-name="Text_20_body">
      <style:text-properties officeooo:paragraph-rsid="002519c1"/>
    </style:style>
    <style:style style:name="P20" style:family="paragraph" style:parent-style-name="Text_20_body">
      <style:text-properties officeooo:paragraph-rsid="0025e7b3"/>
    </style:style>
    <style:style style:name="P21" style:family="paragraph" style:parent-style-name="Text_20_body">
      <style:text-properties officeooo:paragraph-rsid="0027e1ba"/>
    </style:style>
    <style:style style:name="P22" style:family="paragraph" style:parent-style-name="Heading_20_1">
      <style:text-properties officeooo:rsid="001f63b4" officeooo:paragraph-rsid="001f63b4"/>
    </style:style>
    <style:style style:name="P23" style:family="paragraph" style:parent-style-name="Heading_20_1">
      <style:text-properties fo:font-size="18.2000007629395pt" fo:language="pl" fo:country="PL" officeooo:paragraph-rsid="001f63b4" style:font-size-asian="18.2000007629395pt" style:font-size-complex="18.2000007629395pt" style:font-weight-complex="600"/>
    </style:style>
    <style:style style:name="P24" style:family="paragraph" style:parent-style-name="Heading_20_1">
      <style:text-properties officeooo:rsid="001f6520" officeooo:paragraph-rsid="001f6520"/>
    </style:style>
    <style:style style:name="P25" style:family="paragraph" style:parent-style-name="Heading_20_1">
      <style:text-properties officeooo:rsid="0022ad12" officeooo:paragraph-rsid="0022ad12"/>
    </style:style>
    <style:style style:name="P26" style:family="paragraph" style:parent-style-name="Heading_20_1">
      <style:text-properties officeooo:rsid="0027e1ba" officeooo:paragraph-rsid="0027e1ba"/>
    </style:style>
    <style:style style:name="T1" style:family="text">
      <style:text-properties officeooo:rsid="001f63b4"/>
    </style:style>
    <style:style style:name="T2" style:family="text">
      <style:text-properties fo:language="pl" fo:country="PL" style:font-weight-complex="600"/>
    </style:style>
    <style:style style:name="T3" style:family="text">
      <style:text-properties fo:language="pl" fo:country="PL" officeooo:rsid="0022ad12" style:font-weight-complex="600"/>
    </style:style>
    <style:style style:name="T4" style:family="text">
      <style:text-properties fo:language="pl" fo:country="PL" officeooo:rsid="00236475" style:font-weight-complex="600"/>
    </style:style>
    <style:style style:name="T5" style:family="text">
      <style:text-properties fo:language="pl" fo:country="PL" officeooo:rsid="002519c1" style:font-weight-complex="600"/>
    </style:style>
    <style:style style:name="T6" style:family="text">
      <style:text-properties fo:language="pl" fo:country="PL" officeooo:rsid="0025e7b3" style:font-weight-complex="600"/>
    </style:style>
    <style:style style:name="T7" style:family="text">
      <style:text-properties fo:language="pl" fo:country="PL" officeooo:rsid="0027e1ba" style:font-weight-complex="6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ame of Life</text:p>
      <text:p text:style-name="P5">wersja asynchroniczna</text:p>
      <text:p text:style-name="P5">projekt studencki</text:p>
      <text:p text:style-name="P5"/>
      <text:p text:style-name="P6">Autor:</text:p>
      <text:p text:style-name="P6">Tomasz Bajorek</text:p>
      <text:p text:style-name="P6"/>
      <text:h text:style-name="P23" text:outline-level="1"><text:span text:style-name="T1">1. Wstęp</text:span></text:h>
      <text:p text:style-name="P9"><text:span text:style-name="T2">Celem projektu było stworzenie aplikacji, realizującej asynchroniczny automat komórkowy „Life”. Jego zasady wymyślił w 1970r. Brytyjski matematyk John Conway.</text:span></text:p>
      <text:h text:style-name="P22" text:outline-level="1"><text:span text:style-name="T2">2. Założenia</text:span></text:h>
      <text:p text:style-name="P7"><text:span text:style-name="T2">Przed realizacją projektu przyjęto następujące założenia:</text:span></text:p>
      <text:list xml:id="list2836311247223470452" text:style-name="L2">
        <text:list-item>
          <text:p text:style-name="P8"><text:span text:style-name="T2">aplikacja działa w środowisku przeglądarki internetowej I jest umieszczona na dostepnym serwerze WWW;</text:span></text:p>
        </text:list-item>
        <text:list-item>
          <text:p text:style-name="P8"><text:span text:style-name="T2">umożliwia definiowanie początkowego zagęszczenia żywych organizmów w chwili t = 0;</text:span></text:p>
        </text:list-item>
        <text:list-item>
          <text:p text:style-name="P8"><text:span text:style-name="T2">posiada przyciski, pozwalające sterować przebiegiem symulacji: start/stop, następny krok <text:s/>oraz restart z zadanymi ustawieniami;</text:span></text:p>
        </text:list-item>
        <text:list-item>
          <text:p text:style-name="P8"><text:span text:style-name="T2">prezentuje dwuwymiarową planszę, a której wizualizowany jest przebieg symulacji;</text:span></text:p>
        </text:list-item>
        <text:list-item>
          <text:p text:style-name="P10"><text:span text:style-name="T2">w każdej chwili jest podawana aktualna ilość żywych komórek;</text:span></text:p>
        </text:list-item>
        <text:list-item>
          <text:p text:style-name="P10"><text:span text:style-name="T2">aplikacja zawiera wykres prezentujący historię poprzednich wartości liczności populacji;</text:span></text:p>
        </text:list-item>
        <text:list-item>
          <text:p text:style-name="P12"><text:span text:style-name="T2">algorytm Life działa w sposób asynchroniczny.</text:span></text:p>
        </text:list-item>
      </text:list>
      <text:h text:style-name="P24" text:outline-level="1"><text:span text:style-name="T2">3. Life – zasady</text:span></text:h>
      <text:p text:style-name="P11"><text:span text:style-name="T2">Deterministyczny auomat komórkowy Life jest zdefiniowany na dwuwymiarowej sieci kwadratowej. Każda komórka może przyjmować dwa stany: 0 – martwa lub 1 – żywa. Jej otoczeniem są wszystkie komórki, sąsiadujące z nią bokiem lub rogiem, co daje obszar otoczenia Moore'a o promieniu 1.</text:span></text:p>
      <text:p text:style-name="P13"><text:span text:style-name="T2">Zachowanie automatu w kolejnych chwilach czasowych jest determinowane przez następujące reguły:</text:span></text:p>
      <text:list xml:id="list2693180131667604027" text:style-name="L3">
        <text:list-item>
          <text:p text:style-name="P14"><text:span text:style-name="T2">każda żywa komórka, która w czasie t ma dokładnie dwóch lub trzech żywych sąsiadów, będzie żywa w czasie t+1;</text:span></text:p>
        </text:list-item>
        <text:list-item>
          <text:p text:style-name="P14"><text:span text:style-name="T2">każda martwa komórka, która w czasie t ma dokładnie trzech żywych sąsiadów, będzie żywa w czasie t+1;</text:span></text:p>
        </text:list-item>
        <text:list-item>
          <text:p text:style-name="P14"><text:span text:style-name="T2">wszystkie pozostałe komórki, do których w czasie t nie odnoszą się powyższe zasady, będą martwe w czasie t+1.</text:span></text:p>
        </text:list-item>
      </text:list>
      <text:h text:style-name="P25" text:outline-level="1"><text:soft-page-break/><text:span text:style-name="T2">4. Realizacja</text:span></text:h>
      <text:h text:style-name="P1" text:outline-level="2"><text:span text:style-name="T2">4.1. </text:span><text:span text:style-name="T3">W</text:span><text:span text:style-name="T2">ykorzystane technologie</text:span></text:h>
      <text:p text:style-name="P19"><text:span text:style-name="T3">Aplikacja została zrealizowana przy pomocy następujących języków I technologii: HTML5, JavaScript oraz CSS. Konsekwencją wyboru biblioteki React jako głównego narzędzia wspomagającego pisanie programu, stała się jego komponentowa struktura. </text:span><text:span text:style-name="T5">Dodatkowo do wspomagania przepływu danych między komponentami zgodnie z regułami wzorca Flux zastosowano bibliotekę Reflux.</text:span></text:p>
      <text:p text:style-name="P19"><text:span text:style-name="T3">Aplikacja została stworzona z wykorzystaniem odmiany ES2015 języka JavaScript. Do kompijacji kodu, wykorzystano narzędzie browserify wraz z wtyczką babelify. Kod CSS powstaje po kompilacji plików źródłowych SASS. Za zarządzanie projektem produkcję plików wyjściowych odpowiada Gulp. Obsługę zależności aplikacji od zewnętrznych bibliotek I pakietów dostarcza narzędzie npm. Ikony przycisków zostały stworzone przy pomocy biblioteki FontAwesome. </text:span><text:span text:style-name="T4">Projekt jest kontrolowany przez system zarządzania wersjami Git oraz hostowany na serwerze github.com.</text:span></text:p>
      <text:h text:style-name="P2" text:outline-level="2"><text:span text:style-name="T2">4.2. </text:span><text:span text:style-name="T3">S</text:span><text:span text:style-name="T2">truktura projektu</text:span></text:h>
      <text:p text:style-name="P15"><text:span text:style-name="T2">W głównym katalogu aplikacji znajdują się następujące podkatalogi i pliki:</text:span></text:p>
      <text:list xml:id="list3686658185600482176" text:style-name="L4">
        <text:list-item>
          <text:p text:style-name="P16"><text:span text:style-name="T2">app – kod źródłowy aplikacji, napisany w języku JavaScript (ES2015);</text:span></text:p>
        </text:list-item>
        <text:list-item>
          <text:p text:style-name="P16"><text:span text:style-name="T2">css – wynikowy kod CSS po kompilacji, używany przez przeglądarkę internetową;</text:span></text:p>
        </text:list-item>
        <text:list-item>
          <text:p text:style-name="P16"><text:span text:style-name="T2">font – pliki biblioteki FontAwesome;</text:span></text:p>
        </text:list-item>
        <text:list-item>
          <text:p text:style-name="P16"><text:span text:style-name="T2">js – kod JavaScript po kompilacji, używany przez przeglądarkę internetową;</text:span></text:p>
        </text:list-item>
        <text:list-item>
          <text:p text:style-name="P16"><text:span text:style-name="T2">sass – kod źródłowy arkuszy stylów, napisany w SASS oraz kod źródłowy biblioteki FA;</text:span></text:p>
        </text:list-item>
        <text:list-item>
          <text:p text:style-name="P16"><text:span text:style-name="T2">.gitignore – lista katalogów i plików, które nie mają być indeksowane przez Git;</text:span></text:p>
        </text:list-item>
        <text:list-item>
          <text:p text:style-name="P16"><text:span text:style-name="T2">gulpfile.js – plik konfiguracyjny narzędzia Gulp;</text:span></text:p>
        </text:list-item>
        <text:list-item>
          <text:p text:style-name="P16"><text:span text:style-name="T2">index.html – plik aplikacji, otwierany przez przeglądarkę internetową;</text:span></text:p>
        </text:list-item>
        <text:list-item>
          <text:p text:style-name="P16"><text:span text:style-name="T2">package.json – zbiór zalezności dla narzędzia npm, pozwajający przy jego pomocy zainstalować projekt lokalnie w środowisku deweloperskim lub produkcyjnym.</text:span></text:p>
        </text:list-item>
      </text:list>
      <text:h text:style-name="P3" text:outline-level="2"><text:span text:style-name="T4">4.3. Koncepcja działania</text:span></text:h>
      <text:p text:style-name="P18"/>
      <text:h text:style-name="P2" text:outline-level="2"><text:span text:style-name="T2">4.4. Interfejs aplikacji</text:span></text:h>
      <text:p text:style-name="P15"><text:span text:style-name="T2">Centralnym elementem aplikacji jest plansza, wizualizująca symulację o rozmiarze 700 x 700 pikseli. Uzytkownik może wybrać, jaka ilość komórek ma podlegac symulacji. W przypadku wyboru różnej </text:span><text:soft-page-break/><text:span text:style-name="T2">wielkości wymiarów kórki będą prostokątami.</text:span></text:p>
      <text:p text:style-name="P15"><text:span text:style-name="T2">W lewej części aplikacji znajduje się panel, pozwalający sterować parametrami symulacji, takimi, jak ilość komórek w pionie I w poziomie oraz gęstość żywej populacji przed startem symulowania. Zawiera on również informacje o aktualnej chwili czasowej oraz bieżącej liczności populacji. Poniżej użytkownik ma do dyspozycji przyciski, sterujące przebiegiem symulacji:</text:span></text:p>
      <text:list xml:id="list9170059304730378212" text:style-name="L5">
        <text:list-item>
          <text:p text:style-name="P17"><text:span text:style-name="T2">start/stop – pozwalający rozpocząć lub zatrzymać proces symulacji;</text:span></text:p>
        </text:list-item>
        <text:list-item>
          <text:p text:style-name="P17"><text:span text:style-name="T2">następny krok – wykonujący tylko jeden krok symulacji, dostępny tylko wtedy, gdy nie jest ona uruchomiona;</text:span></text:p>
        </text:list-item>
        <text:list-item>
          <text:p text:style-name="P17"><text:span text:style-name="T2">reset – umożliwiający zresetowanie planszy z nowymi warunkami początkowymi w momencie, gdy nie jest włączona symulacja.</text:span></text:p>
        </text:list-item>
      </text:list>
      <text:p text:style-name="P15"><text:span text:style-name="T2">Na dole panelu znajdują się linki do kodu źródłowego I dokumentacji oraz informacje o autorze aplikacji.</text:span></text:p>
      <text:p text:style-name="P15"><text:span text:style-name="T2">W dolnej części okna jest położony wykres, prezentujący zmiany liczności populacji w czasie. Zawiera on maksymalnie 100 ostatnich chwil czasowych.</text:span></text:p>
      <text:h text:style-name="P4" text:outline-level="2"><text:span text:style-name="T2">4.5. Struktura</text:span></text:h>
      <text:p text:style-name="P20"/>
      <text:h text:style-name="P26" text:outline-level="1"><text:span text:style-name="T6">5. </text:span><text:span text:style-name="T2">Obserwacje</text:span></text:h>
      <text:p text:style-name="P21"/>
      <text:h text:style-name="P26" text:outline-level="1"><text:span text:style-name="T2">6. Wnioski</text:span></text:h>
      <text:p text:style-name="P2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16:11.548230184</meta:creation-date>
    <dc:date>2017-03-21T14:27:47.951555910</dc:date>
    <meta:editing-duration>PT24M23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3" meta:paragraph-count="49" meta:word-count="619" meta:character-count="4595" meta:non-whitespace-character-count="4031"/>
  </office:meta>
</office:document-meta>
</file>